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7509d" officeooo:paragraph-rsid="0007509d"/>
    </style:style>
    <style:style style:name="P3" style:family="paragraph" style:parent-style-name="Standard">
      <style:paragraph-properties fo:text-align="justify" style:justify-single-word="false"/>
      <style:text-properties officeooo:rsid="0007509d" officeooo:paragraph-rsid="0007509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509d" officeooo:paragraph-rsid="0007509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1d5e3" officeooo:paragraph-rsid="003da1e1"/>
    </style:style>
    <style:style style:name="P6" style:family="paragraph" style:parent-style-name="Standard">
      <style:paragraph-properties fo:text-align="justify" style:justify-single-word="false"/>
      <style:text-properties officeooo:rsid="003eeef7" officeooo:paragraph-rsid="003fcc16"/>
    </style:style>
    <style:style style:name="P7" style:family="paragraph" style:parent-style-name="Standard">
      <style:paragraph-properties fo:text-align="justify" style:justify-single-word="false"/>
      <style:text-properties officeooo:rsid="003fcc16" officeooo:paragraph-rsid="00408f95"/>
    </style:style>
    <style:style style:name="P8" style:family="paragraph" style:parent-style-name="Standard">
      <style:paragraph-properties fo:text-align="justify" style:justify-single-word="false"/>
      <style:text-properties style:font-name="Courier 10 Pitch" officeooo:rsid="003fcc16" officeooo:paragraph-rsid="00408f95"/>
    </style:style>
    <style:style style:name="P9" style:family="paragraph" style:parent-style-name="Standard">
      <style:paragraph-properties fo:text-align="justify" style:justify-single-word="false"/>
      <style:text-properties officeooo:rsid="00408f95" officeooo:paragraph-rsid="00408f95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408f95" officeooo:paragraph-rsid="004114f4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4114f4" officeooo:paragraph-rsid="004114f4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4309c1" officeooo:paragraph-rsid="004309c1"/>
    </style:style>
    <style:style style:name="P13" style:family="paragraph" style:parent-style-name="Standard">
      <style:paragraph-properties fo:text-align="justify" style:justify-single-word="false"/>
      <style:text-properties officeooo:rsid="00447296" officeooo:paragraph-rsid="00447296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3da1e1" officeooo:paragraph-rsid="003da1e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408f95" officeooo:paragraph-rsid="00408f9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447296" officeooo:paragraph-rsid="00447296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3da1e1" officeooo:paragraph-rsid="003da1e1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bold" officeooo:rsid="003da1e1" officeooo:paragraph-rsid="003eeef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10 Pitch" style:text-underline-style="none" officeooo:rsid="00447296" officeooo:paragraph-rsid="00447296"/>
    </style:style>
    <style:style style:name="P20" style:family="paragraph" style:parent-style-name="Standard">
      <style:paragraph-properties fo:text-align="justify" style:justify-single-word="false"/>
      <style:text-properties style:font-name="Courier 10 Pitch" style:text-underline-style="none" fo:font-weight="normal" officeooo:rsid="004114f4" officeooo:paragraph-rsid="00408f9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4114f4" officeooo:paragraph-rsid="004114f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3da1e1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43ced2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3da1e1" style:font-weight-asian="normal" style:font-weight-complex="normal"/>
    </style:style>
    <style:style style:name="T7" style:family="text">
      <style:text-properties style:text-underline-style="none" fo:font-weight="normal" officeooo:rsid="003eeef7" style:font-weight-asian="normal" style:font-weight-complex="normal"/>
    </style:style>
    <style:style style:name="T8" style:family="text">
      <style:text-properties style:text-underline-style="none" officeooo:rsid="003da1e1"/>
    </style:style>
    <style:style style:name="T9" style:family="text">
      <style:text-properties fo:font-style="italic" style:text-underline-style="none" fo:font-weight="normal" officeooo:rsid="003da1e1" style:font-style-asian="italic" style:font-weight-asian="normal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08f95" style:font-style-asian="italic" style:font-style-complex="italic"/>
    </style:style>
    <style:style style:name="T12" style:family="text">
      <style:text-properties style:font-name="Courier 10 Pitch" officeooo:rsid="00395dd6"/>
    </style:style>
    <style:style style:name="T13" style:family="text">
      <style:text-properties style:font-name="Courier 10 Pitch" style:text-underline-style="none" fo:font-weight="normal" style:font-weight-asian="normal" style:font-weight-complex="normal"/>
    </style:style>
    <style:style style:name="T14" style:family="text">
      <style:text-properties style:font-name="Courier 10 Pitch" style:text-underline-style="none" fo:font-weight="normal" officeooo:rsid="003da1e1" style:font-weight-asian="normal" style:font-weight-complex="normal"/>
    </style:style>
    <style:style style:name="T15" style:family="text">
      <style:text-properties style:font-name="Courier 10 Pitch" style:text-underline-style="none" fo:font-weight="normal" officeooo:rsid="004114f4" style:font-weight-asian="normal" style:font-weight-complex="normal"/>
    </style:style>
    <style:style style:name="T16" style:family="text">
      <style:text-properties style:font-name="Courier 10 Pitch" style:text-underline-style="none" fo:font-weight="normal" officeooo:rsid="00448ac5" style:font-weight-asian="normal" style:font-weight-complex="normal"/>
    </style:style>
    <style:style style:name="T17" style:family="text">
      <style:text-properties style:font-name="Courier 10 Pitch" officeooo:rsid="003fcc16"/>
    </style:style>
    <style:style style:name="T18" style:family="text">
      <style:text-properties style:font-name="Courier 10 Pitch" officeooo:rsid="00408f95"/>
    </style:style>
    <style:style style:name="T19" style:family="text">
      <style:text-properties fo:color="#ff3333" style:text-underline-style="none" fo:font-weight="normal" style:font-weight-asian="normal" style:font-weight-complex="normal"/>
    </style:style>
    <style:style style:name="T20" style:family="text">
      <style:text-properties officeooo:rsid="003fcc16"/>
    </style:style>
    <style:style style:name="T21" style:family="text">
      <style:text-properties officeooo:rsid="00408f95"/>
    </style:style>
    <style:style style:name="T22" style:family="text">
      <style:text-properties officeooo:rsid="004114f4"/>
    </style:style>
    <style:style style:name="T23" style:family="text">
      <style:text-properties officeooo:rsid="0043ce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2">ticker</text:span> Project</text:p>
      <text:p text:style-name="P2"/>
      <text:p text:style-name="P5">Your program <text:span text:style-name="T1">must</text:span><text:span text:style-name="T4"> be tested </text:span><text:span text:style-name="T8">with</text:span><text:span text:style-name="T4"> </text:span><text:span text:style-name="T6">input files </text:span><text:span text:style-name="T14">companies.txt</text:span><text:span text:style-name="T6"> and </text:span><text:span text:style-name="T14">stock_changes.dat</text:span><text:span text:style-name="T6">. <text:s/>File <text:s/></text:span><text:span text:style-name="T14">companies.txt</text:span><text:span text:style-name="T6"> contains the original data, possibly with a few </text:span><text:span text:style-name="T9">errors</text:span><text:span text:style-name="T6">. <text:s/>As file </text:span><text:span text:style-name="T14">companies.txt</text:span><text:span text:style-name="T6"> is read, your program </text:span><text:span text:style-name="T2">must</text:span><text:span text:style-name="T6"> check for the following three kinds of errors.</text:span></text:p>
      <text:p text:style-name="P14"/>
      <text:list xml:id="list5115655774732941472" text:style-name="L1">
        <text:list-item>
          <text:p text:style-name="P17"><text:span text:style-name="T19">Error</text:span><text:span text:style-name="T5">: price longer than 10 characters. The record will be skipped.</text:span></text:p>
        </text:list-item>
        <text:list-item>
          <text:p text:style-name="P17"><text:span text:style-name="T19">Error</text:span><text:span text:style-name="T5">: price is larger than $1,000,000.00. The record will be skipped.</text:span></text:p>
        </text:list-item>
        <text:list-item>
          <text:p text:style-name="P18"><text:span text:style-name="T19">Error</text:span><text:span text:style-name="T5">:</text:span><text:span text:style-name="T7"> ticker symbol longer than 5 characters. The record will be skipped.</text:span></text:p>
        </text:list-item>
      </text:list>
      <text:p text:style-name="P3"/>
      <text:p text:style-name="P6">As the error messages indicate, the record containing one of these three types of errors is <text:span text:style-name="T10">skipped</text:span>. <text:s/><text:span text:style-name="T20">For those records that pass the above checks, function </text:span><text:span text:style-name="T17">stock_create</text:span><text:span text:style-name="T20"> creates a company structure for the stock and it is stored in the BST.</text:span></text:p>
      <text:p text:style-name="P6"/>
      <text:p text:style-name="P7">After all data <text:span text:style-name="T21">in file </text:span><text:span text:style-name="T14">companies.txt</text:span><text:span text:style-name="T21"> </text:span>is checked and stored, stock trad<text:span text:style-name="T21">ing</text:span> (<text:span text:style-name="T21">stock </text:span>updates) begin. <text:s/><text:span text:style-name="T21">Stock updates are read from </text:span><text:span text:style-name="T11">standard input</text:span><text:span text:style-name="T21">. <text:s/>Stock updates are in test file </text:span><text:span text:style-name="T14">stock_changes.dat</text:span><text:span text:style-name="T21">. <text:s/>Redirect standard input from file </text:span><text:span text:style-name="T14">stock_changes.dat</text:span><text:span text:style-name="T21"> so that the command line to invoke executable </text:span><text:span text:style-name="T18">ticker</text:span><text:span text:style-name="T21"> looks as follows.</text:span></text:p>
      <text:p text:style-name="P7"/>
      <text:p text:style-name="P8"><text:span text:style-name="T21"><text:tab/>./ticker companies.txt &lt;</text:span><text:span text:style-name="T6">stock_changes.dat</text:span></text:p>
      <text:p text:style-name="P3"/>
      <text:p text:style-name="P13">Trades (updates) that attempt to adjust a stock below $0.01, <text:span text:style-name="T1">must</text:span><text:span text:style-name="T4"> be checked for and an appropriate error message such as</text:span></text:p>
      <text:p text:style-name="P16"/>
      <text:p text:style-name="P19">Attempt adjust stock below $0.01. <text:s/>Transaction will NOT be completed</text:p>
      <text:p text:style-name="P9"/>
      <text:p text:style-name="P13"><text:span text:style-name="T1">must</text:span> be displayed. <text:s/>As the message indicates, the transaction will <text:span text:style-name="T1">not</text:span><text:span text:style-name="T4"> be completed.</text:span></text:p>
      <text:p text:style-name="P9"/>
      <text:p text:style-name="P9"><text:span text:style-name="T22">Test f</text:span>iles <text:span text:style-name="T14">companies.txt</text:span><text:span text:style-name="T6"> and </text:span><text:span text:style-name="T14">stock_changes.dat</text:span><text:span text:style-name="T6"> </text:span><text:span text:style-name="T5">are located in the following directory.</text:span></text:p>
      <text:p text:style-name="P15"/>
      <text:p text:style-name="P9"><text:span text:style-name="T13"><text:tab/>jsantmyer/DSA_II/TestFil</text:span><text:span text:style-name="T15">es</text:span></text:p>
      <text:p text:style-name="P20"/>
      <text:p text:style-name="P11"><text:span text:style-name="T5">Sample output, based on these test files, is in file </text:span><text:span text:style-name="T16">ticker_o</text:span><text:span text:style-name="T13">utput</text:span><text:span text:style-name="T5"> which is also located in the same directory where the test input files are located, namely,</text:span></text:p>
      <text:p text:style-name="P21"/>
      <text:p text:style-name="P10"><text:span text:style-name="T13"><text:tab/>jsantmyer/DSA_II/</text:span><text:span text:style-name="T15">TestFiles</text:span></text:p>
      <text:p text:style-name="P11"/>
      <text:p text:style-name="P12">During the update phase, when file <text:span text:style-name="T14">stock_changes.dat</text:span> is read from the standard input, after each trade your program may want to sleep for 1 second just to give the impression of stock trades arriving in real time. <text:s/>But this is not necessary <text:span text:style-name="T23">and you would only want to do this </text:span><text:span text:style-name="T3">after</text:span><text:span text:style-name="T23"> you are confident that your program is running correctly. <text:s/></text:span>In fact, during development it will slow you down because you need to run and test as frequently as possible to get immediate feedback to determine if your program is working correctly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8:16:27.778701535</meta:creation-date>
    <dc:date>2017-08-10T14:58:36.280247573</dc:date>
    <meta:editing-duration>PT10H8M55S</meta:editing-duration>
    <meta:editing-cycles>68</meta:editing-cycles>
    <meta:generator>LibreOffice/5.0.6.2$Linux_X86_64 LibreOffice_project/00m0$Build-2</meta:generator>
    <meta:document-statistic meta:table-count="0" meta:image-count="0" meta:object-count="0" meta:page-count="1" meta:paragraph-count="17" meta:word-count="345" meta:character-count="2182" meta:non-whitespace-character-count="1843"/>
  </office:meta>
</office:document-meta>
</file>